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Hiragino Mincho ProN" svg:font-family="'Hiragino Mincho ProN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0.97mm"/>
    </style:style>
    <style:style style:name="co3" style:family="table-column">
      <style:table-column-properties fo:break-before="auto" style:column-width="15.47mm"/>
    </style:style>
    <style:style style:name="co4" style:family="table-column">
      <style:table-column-properties fo:break-before="auto" style:column-width="10.18mm"/>
    </style:style>
    <style:style style:name="co5" style:family="table-column">
      <style:table-column-properties fo:break-before="auto" style:column-width="9.9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svg:stroke-width="1mm" svg:stroke-color="#cccccc" draw:marker-start-width="3.5mm" draw:marker-end-width="3.5mm" draw:fill-color="#111111" draw:textarea-horizontal-align="center" draw:textarea-vertical-align="middle" fo:padding-top="0.5mm" fo:padding-bottom="0.5mm" fo:padding-left="0.5mm" fo:padding-right="0.5mm"/>
    </style:style>
    <style:style style:name="gr3" style:family="graphic">
      <style:graphic-properties draw:stroke="none" svg:stroke-color="#000000" draw:fill="none" draw:fill-color="#ffffff" fo:min-height="7.05m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111111"/>
      <style:paragraph-properties fo:text-align="center"/>
    </style:style>
    <style:style style:name="P3" style:family="paragraph">
      <loext:graphic-properties draw:fill="none" draw:fill-color="#ffffff"/>
      <style:text-properties fo:font-family="Arial" style:font-family-generic="swiss" style:font-pitch="variable"/>
    </style:style>
    <style:style style:name="T1" style:family="text">
      <style:text-properties fo:font-family="Arial" style:font-family-generic="swiss" style:font-pitch="variable"/>
    </style:style>
  </office:automatic-styles>
  <office:body>
    <office:spreadsheet>
      <table:table table:name="RSF" table:style-name="ta1">
        <table:shapes>
          <draw:frame draw:z-index="0" draw:style-name="gr1" draw:text-style-name="P1" svg:width="250.62mm" svg:height="125.74mm" svg:x="15.09mm" svg:y="81.12mm">
            <loext:p draw:notify-on-update-of-ranges="RSF.A2:RSF.A17 RSF.B1:RSF.B1 RSF.B2:RSF.B1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line draw:z-index="1" draw:style-name="gr2" draw:text-style-name="P2" svg:x1="196.32mm" svg:y1="108.19mm" svg:x2="196.32mm" svg:y2="119.94mm">
            <text:p/>
          </draw:line>
          <draw:line draw:z-index="2" draw:style-name="gr2" draw:text-style-name="P2" svg:x1="174.3mm" svg:y1="108.37mm" svg:x2="174.29mm" svg:y2="131.23mm">
            <text:p/>
          </draw:line>
          <draw:frame draw:z-index="3" draw:style-name="gr3" draw:text-style-name="P3" svg:width="69.11mm" svg:height="7.05mm" svg:x="175.41mm" svg:y="126.03mm">
            <draw:text-box>
              <text:p><text:span text:style-name="T1">3.11 Tsunami/Nuclear Disaster</text:span></text:p>
            </draw:text-box>
          </draw:frame>
          <draw:frame draw:z-index="4" draw:style-name="gr3" draw:text-style-name="P3" svg:width="69.11mm" svg:height="7.05mm" svg:x="197.98mm" svg:y="114.59mm">
            <draw:text-box>
              <text:p><text:span text:style-name="T1">LDP General Election Victory</text:span></text:p>
            </draw:text-box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Japan</text:p>
          </table:table-cell>
          <table:table-cell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26" calcext:value-type="float">
            <text:p>2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44" calcext:value-type="float">
            <text:p>44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42" calcext:value-type="float">
            <text:p>42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37" calcext:value-type="float">
            <text:p>37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51" calcext:value-type="float">
            <text:p>5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37" calcext:value-type="float">
            <text:p>37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29" calcext:value-type="float">
            <text:p>29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7" calcext:value-type="float">
            <text:p>17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1" calcext:value-type="float">
            <text:p>1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table:number-columns-repeated="2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53" calcext:value-type="float">
            <text:p>5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53" calcext:value-type="float">
            <text:p>5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59" calcext:value-type="float">
            <text:p>59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61" calcext:value-type="float">
            <text:p>61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72" calcext:value-type="float">
            <text:p>72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72" calcext:value-type="float">
            <text:p>72</text:p>
          </table:table-cell>
          <table:table-cell office:value-type="float" office:value="180" calcext:value-type="float">
            <text:p>180</text:p>
          </table:table-cell>
        </table:table-row>
      </table:table>
      <table:table table:name="Freedom Hse" table:style-name="ta1">
        <table:shapes>
          <draw:frame draw:z-index="0" draw:style-name="gr1" draw:text-style-name="P1" svg:width="159.97mm" svg:height="89.74mm" svg:x="27.48mm" svg:y="24.99mm">
            <loext:p draw:notify-on-update-of-ranges="'Freedom Hse'.A5:'Freedom Hse'.A20 'Freedom Hse'.B5:'Freedom Hse'.B2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2" table:number-columns-repeated="14" table:default-cell-style-name="Default"/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Freedom House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https://freedomhouse.org/report/freedom-press/2002/japan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table:number-columns-repeated="14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8" calcext:value-type="float">
            <text:p>18</text:p>
          </table:table-cell>
          <table:table-cell table:number-columns-repeated="14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21" calcext:value-type="float">
            <text:p>21</text:p>
          </table:table-cell>
          <table:table-cell table:number-columns-repeated="14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21" calcext:value-type="float">
            <text:p>21</text:p>
          </table:table-cell>
          <table:table-cell table:number-columns-repeated="14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1" calcext:value-type="float">
            <text:p>21</text:p>
          </table:table-cell>
          <table:table-cell table:number-columns-repeated="14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1" calcext:value-type="float">
            <text:p>21</text:p>
          </table:table-cell>
          <table:table-cell table:number-columns-repeated="14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1" calcext:value-type="float">
            <text:p>21</text:p>
          </table:table-cell>
          <table:table-cell table:number-columns-repeated="14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2" calcext:value-type="float">
            <text:p>22</text:p>
          </table:table-cell>
          <table:table-cell table:number-columns-repeated="14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4" calcext:value-type="float">
            <text:p>24</text:p>
          </table:table-cell>
          <table:table-cell table:number-columns-repeated="14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5" calcext:value-type="float">
            <text:p>25</text:p>
          </table:table-cell>
          <table:table-cell table:number-columns-repeated="14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5" calcext:value-type="float">
            <text:p>25</text:p>
          </table:table-cell>
          <table:table-cell table:number-columns-repeated="14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6" calcext:value-type="float">
            <text:p>26</text:p>
          </table:table-cell>
          <table:table-cell table:number-columns-repeated="14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7" calcext:value-type="float">
            <text:p>27</text:p>
          </table:table-cell>
          <table:table-cell table:number-columns-repeated="14"/>
        </table:table-row>
      </table:table>
      <table:table table:name="combined" table:style-name="ta1">
        <table:shapes>
          <draw:frame draw:z-index="0" draw:style-name="gr1" draw:text-style-name="P1" svg:width="160mm" svg:height="89.9mm" svg:x="174.54mm" svg:y="11.91mm">
            <loext:p draw:notify-on-update-of-ranges="combined.C3:combined.C3 combined.C4:combined.C19 combined.D3:combined.D3 combined.D4:combined.D19 combined.E3:combined.E3 combined.E4:combined.E19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160mm" svg:height="89.91mm" svg:x="119.37mm" svg:y="103.85mm">
            <loext:p draw:notify-on-update-of-ranges="combined.C22:combined.C22 combined.C23:combined.C38 combined.D22:combined.D22 combined.D23:combined.D38 combined.E22:combined.E22 combined.E23:combined.E38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RSF</text:p>
          </table:table-cell>
          <table:table-cell office:value-type="string" calcext:value-type="string">
            <text:p>FH</text:p>
          </table:table-cell>
        </table:table-row>
        <table:table-row table:style-name="ro1">
          <table:table-cell table:number-columns-repeated="2"/>
          <table:table-cell office:value-type="float" office:value="2002" calcext:value-type="float">
            <text:p>2002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2"/>
          <table:table-cell office:value-type="float" office:value="2003" calcext:value-type="float">
            <text:p>2003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2"/>
          <table:table-cell office:value-type="float" office:value="2004" calcext:value-type="float">
            <text:p>2004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2"/>
          <table:table-cell office:value-type="float" office:value="2005" calcext:value-type="float">
            <text:p>2005</text:p>
          </table:table-cell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office:value-type="float" office:value="51" calcext:value-type="float">
            <text:p>5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float" office:value="59" calcext:value-type="float">
            <text:p>5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float" office:value="61" calcext:value-type="float">
            <text:p>6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float" office:value="72" calcext:value-type="float">
            <text:p>7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RSF</text:p>
          </table:table-cell>
          <table:table-cell office:value-type="string" calcext:value-type="string">
            <text:p>FH</text:p>
          </table:table-cell>
        </table:table-row>
        <table:table-row table:style-name="ro1">
          <table:table-cell table:number-columns-repeated="2"/>
          <table:table-cell office:value-type="float" office:value="2002" calcext:value-type="float">
            <text:p>200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2003" calcext:value-type="float">
            <text:p>2003</text:p>
          </table:table-cell>
          <table:table-cell office:value-type="float" office:value="1.69230769230769" calcext:value-type="float">
            <text:p>1.692307692307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2004" calcext:value-type="float">
            <text:p>2004</text:p>
          </table:table-cell>
          <table:table-cell office:value-type="float" office:value="1.61538461538462" calcext:value-type="float">
            <text:p>1.61538461538462</text:p>
          </table:table-cell>
          <table:table-cell office:value-type="float" office:value="1.05882352941176" calcext:value-type="float">
            <text:p>1.05882352941176</text:p>
          </table:table-cell>
        </table:table-row>
        <table:table-row table:style-name="ro1">
          <table:table-cell table:number-columns-repeated="2"/>
          <table:table-cell office:value-type="float" office:value="2005" calcext:value-type="float">
            <text:p>2005</text:p>
          </table:table-cell>
          <table:table-cell office:value-type="float" office:value="1.42307692307692" calcext:value-type="float">
            <text:p>1.42307692307692</text:p>
          </table:table-cell>
          <table:table-cell office:value-type="float" office:value="1.17647058823529" calcext:value-type="float">
            <text:p>1.17647058823529</text:p>
          </table:table-cell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office:value-type="float" office:value="1.96153846153846" calcext:value-type="float">
            <text:p>1.96153846153846</text:p>
          </table:table-cell>
          <table:table-cell office:value-type="float" office:value="1.17647058823529" calcext:value-type="float">
            <text:p>1.17647058823529</text:p>
          </table:table-cell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office:value-type="float" office:value="1.42307692307692" calcext:value-type="float">
            <text:p>1.42307692307692</text:p>
          </table:table-cell>
          <table:table-cell office:value-type="float" office:value="1.23529411764706" calcext:value-type="float">
            <text:p>1.23529411764706</text:p>
          </table:table-cell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office:value-type="float" office:value="1.11538461538462" calcext:value-type="float">
            <text:p>1.11538461538462</text:p>
          </table:table-cell>
          <table:table-cell office:value-type="float" office:value="1.23529411764706" calcext:value-type="float">
            <text:p>1.23529411764706</text:p>
          </table:table-cell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office:value-type="float" office:value="0.653846153846154" calcext:value-type="float">
            <text:p>0.653846153846154</text:p>
          </table:table-cell>
          <table:table-cell office:value-type="float" office:value="1.23529411764706" calcext:value-type="float">
            <text:p>1.23529411764706</text:p>
          </table:table-cell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office:value-type="float" office:value="0.423076923076923" calcext:value-type="float">
            <text:p>0.423076923076923</text:p>
          </table:table-cell>
          <table:table-cell office:value-type="float" office:value="1.23529411764706" calcext:value-type="float">
            <text:p>1.23529411764706</text:p>
          </table:table-cell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office:value-type="float" office:value="0" calcext:value-type="float">
            <text:p>0</text:p>
          </table:table-cell>
          <table:table-cell office:value-type="float" office:value="1.23529411764706" calcext:value-type="float">
            <text:p>1.23529411764706</text:p>
          </table:table-cell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office:value-type="float" office:value="2.03846153846154" calcext:value-type="float">
            <text:p>2.03846153846154</text:p>
          </table:table-cell>
          <table:table-cell office:value-type="float" office:value="1.29411764705882" calcext:value-type="float">
            <text:p>1.29411764705882</text:p>
          </table:table-cell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office:value-type="float" office:value="2.03846153846154" calcext:value-type="float">
            <text:p>2.03846153846154</text:p>
          </table:table-cell>
          <table:table-cell office:value-type="float" office:value="1.41176470588235" calcext:value-type="float">
            <text:p>1.41176470588235</text:p>
          </table:table-cell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float" office:value="2.26923076923077" calcext:value-type="float">
            <text:p>2.26923076923077</text:p>
          </table:table-cell>
          <table:table-cell office:value-type="float" office:value="1.47058823529412" calcext:value-type="float">
            <text:p>1.47058823529412</text:p>
          </table:table-cell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float" office:value="2.34615384615385" calcext:value-type="float">
            <text:p>2.34615384615385</text:p>
          </table:table-cell>
          <table:table-cell office:value-type="float" office:value="1.47058823529412" calcext:value-type="float">
            <text:p>1.47058823529412</text:p>
          </table:table-cell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float" office:value="2.76923076923077" calcext:value-type="float">
            <text:p>2.76923076923077</text:p>
          </table:table-cell>
          <table:table-cell office:value-type="float" office:value="1.52941176470588" calcext:value-type="float">
            <text:p>1.52941176470588</text:p>
          </table:table-cell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float" office:value="2.76923076923077" calcext:value-type="float">
            <text:p>2.76923076923077</text:p>
          </table:table-cell>
          <table:table-cell office:value-type="float" office:value="1.58823529411765" calcext:value-type="float">
            <text:p>1.58823529411765</text:p>
          </table:table-cell>
        </table:table-row>
      </table:table>
      <table:table table:name="MD Table" table:style-name="ta1">
        <table:table-column table:style-name="co1" table:default-cell-style-name="Default"/>
        <table:table-column table:style-name="co4" table:number-columns-repeated="15" table:default-cell-style-name="Default"/>
        <table:table-column table:style-name="co5" table:default-cell-style-name="Default"/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office:value-type="float" office:value="2002" calcext:value-type="float">
            <text:p>2002</text:p>
          </table:table-cell>
          <table:table-cell office:value-type="float" office:value="2003" calcext:value-type="float">
            <text:p>2003</text:p>
          </table:table-cell>
          <table:table-cell office:value-type="float" office:value="2004" calcext:value-type="float">
            <text:p>2004</text:p>
          </table:table-cell>
          <table:table-cell office:value-type="float" office:value="2005" calcext:value-type="float">
            <text:p>2005</text:p>
          </table:table-cell>
          <table:table-cell office:value-type="float" office:value="2006" calcext:value-type="float">
            <text:p>2006</text:p>
          </table:table-cell>
          <table:table-cell office:value-type="float" office:value="2007" calcext:value-type="float">
            <text:p>2007</text:p>
          </table:table-cell>
          <table:table-cell office:value-type="float" office:value="2008" calcext:value-type="float">
            <text:p>2008</text:p>
          </table:table-cell>
          <table:table-cell office:value-type="float" office:value="2009" calcext:value-type="float">
            <text:p>2009</text:p>
          </table:table-cell>
          <table:table-cell office:value-type="float" office:value="2010" calcext:value-type="float">
            <text:p>2010</text:p>
          </table:table-cell>
          <table:table-cell office:value-type="float" office:value="2011" calcext:value-type="float">
            <text:p>2011</text:p>
          </table:table-cell>
          <table:table-cell office:value-type="float" office:value="2012" calcext:value-type="float">
            <text:p>2012</text:p>
          </table:table-cell>
          <table:table-cell office:value-type="float" office:value="2013" calcext:value-type="float">
            <text:p>2013</text:p>
          </table:table-cell>
          <table:table-cell office:value-type="float" office:value="2014" calcext:value-type="float">
            <text:p>2014</text:p>
          </table:table-cell>
          <table:table-cell office:value-type="float" office:value="2015" calcext:value-type="float">
            <text:p>2015</text:p>
          </table:table-cell>
          <table:table-cell office:value-type="float" office:value="2016" calcext:value-type="float">
            <text:p>2016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/>
          <table:table-cell table:number-columns-repeated="16" office:value-type="string" calcext:value-type="string">
            <text:p>---:</text:p>
          </table:table-cell>
        </table:table-row>
        <table:table-row table:style-name="ro1">
          <table:table-cell/>
          <table:table-cell table:number-columns-repeated="2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5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</table:table-row>
      </table:table>
      <table:named-expressions/>
      <table:database-ranges>
        <table:database-range table:name="__Anonymous_Sheet_DB__0" table:target-range-address="RSF.A2:RSF.C43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'Freedom Hse'.A5:'Freedom Hse'.B2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Hiragino Mincho ProN" svg:font-family="'Hiragino Mincho ProN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0mm"/>
      <style:text-properties style:font-name="Liberation Sans" fo:language="en" fo:country="GB" style:font-name-asian="Tahoma" style:language-asian="ja" style:country-asian="JP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Tahoma" style:font-size-asian="12pt" style:language-asian="ja" style:country-asian="JP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Hiragino Mincho ProN" style:font-family-asian="'Hiragino Mincho ProN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5">00/00/0000</text:date>, <text:time style:data-style-name="N2" text:time-value="11:31:33.86564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P K-B</meta:initial-creator>
    <meta:creation-date>2016-12-29T18:29:08.329412000</meta:creation-date>
    <dc:date>2017-05-15T17:29:27.547488000</dc:date>
    <dc:creator>SP K-B</dc:creator>
    <meta:editing-duration>P7DT15H30M41S</meta:editing-duration>
    <meta:editing-cycles>19</meta:editing-cycles>
    <meta:generator>LibreOffice/5.3.2.2$MacOSX_X86_64 LibreOffice_project/6cd4f1ef626f15116896b1d8e1398b56da0d0ee1</meta:generator>
    <meta:document-statistic meta:table-count="4" meta:cell-count="230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step-center-x" chart:symbol-type="automatic" chart:include-hidden-cells="fals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automatic" chart:symbol-width="0.25cm" chart:symbol-height="0.25cm" chart:link-data-style-to-source="true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3" loext:regression-extrapolate-forward="0" loext:regression-extrapolate-backward="0" loext:regression-force-intercept="false" loext:regression-intercept-value="0" chart:regression-type="moving-average"/>
      <style:graphic-properties svg:stroke-color="#c5000b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063cm" svg:height="12.575cm" xlink:href=".." xlink:type="simple" chart:class="chart:line" chart:style-name="ch1">
        <chart:title svg:x="8.687cm" svg:y="0.386cm" chart:style-name="ch2">
          <text:p>RSF Press Freedom Ranking: Japan</text:p>
        </chart:title>
        <chart:legend svg:x="3.637cm" svg:y="10.082cm" style:legend-expansion="custom" chartooo:width="3.286cm" chartooo:height="0.831cm" style:legend-expansion-aspect-ratio="3.95427196149218" chart:style-name="ch3"/>
        <chart:plot-area chart:style-name="ch4" table:cell-range-address="RSF.A1:RSF.B17" chart:data-source-has-labels="both" svg:x="2.274cm" svg:y="2.078cm" svg:width="22.094cm" svg:height="10.205cm">
          <chartooo:coordinate-region svg:x="2.922cm" svg:y="2.707cm" svg:width="21.047cm" svg:height="9.387cm"/>
          <chart:axis chart:dimension="x" chart:name="primary-x" chart:style-name="ch5" chartooo:axis-type="auto">
            <chartooo:date-scale/>
            <chart:categories table:cell-range-address="RSF.A2:RSF.A17"/>
          </chart:axis>
          <chart:axis chart:dimension="y" chart:name="primary-y" chart:style-name="ch6">
            <chart:title svg:x="1.245cm" svg:y="9.718cm" chart:style-name="ch7">
              <text:p>position (smaller figure = more free)</text:p>
            </chart:title>
            <chart:grid chart:style-name="ch8" chart:class="major"/>
          </chart:axis>
          <chart:series chart:style-name="ch9" chart:values-cell-range-address="RSF.B2:RSF.B17" chart:label-cell-address="RSF.B1:RSF.B1" chart:class="chart:line">
            <chart:regression-curve chart:style-name="ch10"/>
            <chart:data-point chart:repeated="1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pan</text:p>
                <draw:g>
                  <svg:desc>RSF.B1:RSF.B1</svg:desc>
                </draw:g>
              </table:table-cell>
            </table:table-row>
          </table:table-header-rows>
          <table:table-rows>
            <table:table-row>
              <table:table-cell office:value-type="float" office:value="2002">
                <text:p>2002</text:p>
                <draw:g>
                  <svg:desc>RSF.A2:RSF.A17</svg:desc>
                </draw:g>
              </table:table-cell>
              <table:table-cell office:value-type="float" office:value="26">
                <text:p>26</text:p>
                <draw:g>
                  <svg:desc>RSF.B2:RSF.B17</svg:desc>
                </draw:g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72">
                <text:p>7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2.2$MacOSX_X86_64 LibreOffice_project/6cd4f1ef626f15116896b1d8e1398b56da0d0ee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step-center-x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8.975cm" xlink:href=".." xlink:type="simple" chart:class="chart:line" chart:style-name="ch1">
        <chart:legend chart:legend-position="end" svg:x="13.086cm" svg:y="4.197cm" style:legend-expansion="high" chart:style-name="ch2"/>
        <chart:plot-area chart:style-name="ch3" table:cell-range-address="'Freedom Hse'.A5:'Freedom Hse'.B20" chart:data-source-has-labels="column" svg:x="0.319cm" svg:y="0.179cm" svg:width="12.448cm" svg:height="8.617cm">
          <chartooo:coordinate-region svg:x="0.967cm" svg:y="1.187cm" svg:width="11.102cm" svg:height="7.345cm"/>
          <chart:axis chart:dimension="x" chart:name="primary-x" chart:style-name="ch4" chartooo:axis-type="auto">
            <chartooo:date-scale/>
            <chart:categories table:cell-range-address="'Freedom Hse'.A5:'Freedom Hse'.A2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Freedom Hse'.B5:'Freedom Hse'.B20" chart:class="chart:line"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2002">
                <text:p>2002</text:p>
                <draw:g>
                  <svg:desc>'Freedom Hse'.A5:'Freedom Hse'.A20</svg:desc>
                </draw:g>
              </table:table-cell>
              <table:table-cell office:value-type="float" office:value="17">
                <text:p>17</text:p>
                <draw:g>
                  <svg:desc>'Freedom Hse'.B5:'Freedom Hse'.B20</svg:desc>
                </draw:g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27">
                <text:p>2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2.2$MacOSX_X86_64 LibreOffice_project/6cd4f1ef626f15116896b1d8e1398b56da0d0ee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step-center-x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tru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aximum="40" chart:reverse-direction="tru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1cm" chart:symbol-height="0.1cm" chart:link-data-style-to-source="true"/>
      <style:graphic-properties svg:stroke-width="0.05cm" svg:stroke-color="#111111" draw:fill-color="#111111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1cm" chart:symbol-height="0.1cm" chart:link-data-style-to-source="true"/>
      <style:graphic-properties draw:stroke="dash" draw:stroke-dash="Ultrafine_20_Dashed" svg:stroke-width="0.05cm" svg:stroke-color="#808080" draw:fill-color="#80808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1cm" svg:height="8.991cm" xlink:href=".." xlink:type="simple" chart:class="chart:line" chart:style-name="ch1">
        <chart:legend svg:x="12.845cm" svg:y="1.593cm" style:legend-expansion="custom" chartooo:width="1.848cm" chartooo:height="1.058cm" style:legend-expansion-aspect-ratio="1.74669187145558" chart:style-name="ch2"/>
        <chart:plot-area chart:style-name="ch3" table:cell-range-address="combined.C3:combined.E19" chart:data-source-has-labels="both" svg:x="0.32cm" svg:y="0.179cm" svg:width="15.361cm" svg:height="8.633cm">
          <chartooo:coordinate-region svg:x="0.968cm" svg:y="1.227cm" svg:width="14.064cm" svg:height="7.396cm"/>
          <chart:axis chart:dimension="x" chart:name="primary-x" chart:style-name="ch4" chartooo:axis-type="auto">
            <chartooo:date-scale/>
            <chart:categories table:cell-range-address="combined.C4:combined.C19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combined.D4:combined.D19" chart:label-cell-address="combined.D3:combined.D3" chart:class="chart:line">
            <chart:data-point chart:repeated="16"/>
          </chart:series>
          <chart:series chart:attached-axis="secondary-y" chart:style-name="ch9" chart:values-cell-range-address="combined.E4:combined.E19" chart:label-cell-address="combined.E3:combined.E3" chart:class="chart:line">
            <chart:data-point chart:repeated="1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SF</text:p>
                <draw:g>
                  <svg:desc>combined.D3:combined.D3</svg:desc>
                </draw:g>
              </table:table-cell>
              <table:table-cell office:value-type="string">
                <text:p>FH</text:p>
                <draw:g>
                  <svg:desc>combined.E3:combined.E3</svg:desc>
                </draw:g>
              </table:table-cell>
            </table:table-row>
          </table:table-header-rows>
          <table:table-rows>
            <table:table-row>
              <table:table-cell office:value-type="float" office:value="2002">
                <text:p>2002</text:p>
                <draw:g>
                  <svg:desc>combined.C4:combined.C19</svg:desc>
                </draw:g>
              </table:table-cell>
              <table:table-cell office:value-type="float" office:value="26">
                <text:p>26</text:p>
                <draw:g>
                  <svg:desc>combined.D4:combined.D19</svg:desc>
                </draw:g>
              </table:table-cell>
              <table:table-cell office:value-type="float" office:value="17">
                <text:p>17</text:p>
                <draw:g>
                  <svg:desc>combined.E4:combined.E19</svg:desc>
                </draw:g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44">
                <text:p>4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42">
                <text:p>4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37">
                <text:p>3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51">
                <text:p>5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37">
                <text:p>3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29">
                <text:p>2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17">
                <text:p>1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11">
                <text:p>1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NaN">
                <text:p>NaN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53">
                <text:p>5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53">
                <text:p>5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59">
                <text:p>5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61">
                <text:p>6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72">
                <text:p>7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72">
                <text:p>72</text:p>
              </table:table-cell>
              <table:table-cell office:value-type="float" office:value="27">
                <text:p>2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2.2$MacOSX_X86_64 LibreOffice_project/6cd4f1ef626f15116896b1d8e1398b56da0d0ee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3" loext:regression-extrapolate-forward="0" loext:regression-extrapolate-backward="0" loext:regression-force-intercept="false" loext:regression-intercept-value="0" chart:regression-type="moving-average"/>
      <style:graphic-properties svg:stroke-color="#004586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1cm" svg:height="8.992cm" xlink:href=".." xlink:type="simple" chart:class="chart:line" chart:style-name="ch1">
        <chart:legend chart:legend-position="end" svg:x="11.065cm" svg:y="3.727cm" style:legend-expansion="high" chart:style-name="ch2"/>
        <chart:plot-area chart:style-name="ch3" table:cell-range-address="combined.C22:combined.E38" chart:data-source-has-labels="both" svg:x="0.32cm" svg:y="0.179cm" svg:width="10.425cm" svg:height="8.634cm">
          <chartooo:coordinate-region svg:x="1.067cm" svg:y="1.187cm" svg:width="9.626cm" svg:height="7.362cm"/>
          <chart:axis chart:dimension="x" chart:name="primary-x" chart:style-name="ch4" chartooo:axis-type="auto">
            <chartooo:date-scale/>
            <chart:categories table:cell-range-address="combined.C23:combined.C3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ombined.D23:combined.D38" chart:label-cell-address="combined.D22:combined.D22" chart:class="chart:line">
            <chart:regression-curve chart:style-name="ch8"/>
            <chart:data-point chart:repeated="16"/>
          </chart:series>
          <chart:series chart:style-name="ch9" chart:values-cell-range-address="combined.E23:combined.E38" chart:label-cell-address="combined.E22:combined.E22" chart:class="chart:line">
            <chart:data-point chart:repeated="1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SF</text:p>
                <draw:g>
                  <svg:desc>combined.D22:combined.D22</svg:desc>
                </draw:g>
              </table:table-cell>
              <table:table-cell office:value-type="string">
                <text:p>FH</text:p>
                <draw:g>
                  <svg:desc>combined.E22:combined.E22</svg:desc>
                </draw:g>
              </table:table-cell>
            </table:table-row>
          </table:table-header-rows>
          <table:table-rows>
            <table:table-row>
              <table:table-cell office:value-type="float" office:value="2002">
                <text:p>2002</text:p>
                <draw:g>
                  <svg:desc>combined.C23:combined.C38</svg:desc>
                </draw:g>
              </table:table-cell>
              <table:table-cell office:value-type="float" office:value="1">
                <text:p>1</text:p>
                <draw:g>
                  <svg:desc>combined.D23:combined.D38</svg:desc>
                </draw:g>
              </table:table-cell>
              <table:table-cell office:value-type="float" office:value="1">
                <text:p>1</text:p>
                <draw:g>
                  <svg:desc>combined.E23:combined.E38</svg:desc>
                </draw:g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1.69230769230769">
                <text:p>1.692307692307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1.61538461538462">
                <text:p>1.61538461538462</text:p>
              </table:table-cell>
              <table:table-cell office:value-type="float" office:value="1.05882352941176">
                <text:p>1.05882352941176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1.42307692307692">
                <text:p>1.42307692307692</text:p>
              </table:table-cell>
              <table:table-cell office:value-type="float" office:value="1.17647058823529">
                <text:p>1.17647058823529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1.96153846153846">
                <text:p>1.96153846153846</text:p>
              </table:table-cell>
              <table:table-cell office:value-type="float" office:value="1.17647058823529">
                <text:p>1.17647058823529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1.42307692307692">
                <text:p>1.42307692307692</text:p>
              </table:table-cell>
              <table:table-cell office:value-type="float" office:value="1.23529411764706">
                <text:p>1.23529411764706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1.11538461538462">
                <text:p>1.11538461538462</text:p>
              </table:table-cell>
              <table:table-cell office:value-type="float" office:value="1.23529411764706">
                <text:p>1.23529411764706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0.653846153846154">
                <text:p>0.653846153846154</text:p>
              </table:table-cell>
              <table:table-cell office:value-type="float" office:value="1.23529411764706">
                <text:p>1.23529411764706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0.423076923076923">
                <text:p>0.423076923076923</text:p>
              </table:table-cell>
              <table:table-cell office:value-type="float" office:value="1.23529411764706">
                <text:p>1.23529411764706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0">
                <text:p>0</text:p>
              </table:table-cell>
              <table:table-cell office:value-type="float" office:value="1.23529411764706">
                <text:p>1.23529411764706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2.03846153846154">
                <text:p>2.03846153846154</text:p>
              </table:table-cell>
              <table:table-cell office:value-type="float" office:value="1.29411764705882">
                <text:p>1.29411764705882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2.03846153846154">
                <text:p>2.03846153846154</text:p>
              </table:table-cell>
              <table:table-cell office:value-type="float" office:value="1.41176470588235">
                <text:p>1.41176470588235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2.26923076923077">
                <text:p>2.26923076923077</text:p>
              </table:table-cell>
              <table:table-cell office:value-type="float" office:value="1.47058823529412">
                <text:p>1.47058823529412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2.34615384615385">
                <text:p>2.34615384615385</text:p>
              </table:table-cell>
              <table:table-cell office:value-type="float" office:value="1.47058823529412">
                <text:p>1.47058823529412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2.76923076923077">
                <text:p>2.76923076923077</text:p>
              </table:table-cell>
              <table:table-cell office:value-type="float" office:value="1.52941176470588">
                <text:p>1.52941176470588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2.76923076923077">
                <text:p>2.76923076923077</text:p>
              </table:table-cell>
              <table:table-cell office:value-type="float" office:value="1.58823529411765">
                <text:p>1.5882352941176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2.2$MacOSX_X86_64 LibreOffice_project/6cd4f1ef626f15116896b1d8e1398b56da0d0ee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